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vyVariableContainerImpl.getEnvironmen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VariableContainerImpl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vyVariableContainerImpl.substitut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VariableContainerImpl.setEnvironmentPrefix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vyVariableContainerImpl.setVariable( String varName , String value , boolean overwri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vyVariableContainerImpl.IvyVariableContain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VariableContainerImpl.IvyVariableContainerImpl( Map 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VariableContainerImpl.get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vyVariableContainerImpl.getVariabl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